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1" svg:font-family="Calibri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4.075cm"/>
    </style:style>
    <style:style style:name="co4" style:family="table-column">
      <style:table-column-properties fo:break-before="auto" style:column-width="5.768cm"/>
    </style:style>
    <style:style style:name="co7" style:family="table-column">
      <style:table-column-properties fo:break-before="auto" style:column-width="10.61cm"/>
    </style:style>
    <style:style style:name="co8" style:family="table-column">
      <style:table-column-properties fo:break-before="auto" style:column-width="4.313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566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 fo:border="0.002cm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4" style:family="table-cell" style:parent-style-name="Default">
      <style:table-cell-properties fo:padding="0.071cm"/>
    </style:style>
    <style:style style:name="ce5" style:family="table-cell" style:parent-style-name="Default" style:data-style-name="N0">
      <style:table-cell-properties fo:background-color="transparent" fo:wrap-option="wrap" style:vertical-align="automatic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order="0.002cm solid #000000"/>
    </style:style>
    <style:style style:name="ce9" style:family="table-cell" style:parent-style-name="Default" style:data-style-name="N0">
      <style:table-cell-properties fo:background-color="transparent" fo:border="0.002cm solid #000000"/>
    </style:style>
    <style:style style:name="ce10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heet1" table:style-name="ta1">
        <table:table-column table:style-name="co3" table:default-cell-style-name="ce8"/>
        <table:table-column table:style-name="co4" table:default-cell-style-name="ce8"/>
        <table:table-column table:style-name="co7" table:default-cell-style-name="ce7"/>
        <table:table-column table:style-name="co4" table:default-cell-style-name="ce8"/>
        <table:table-column table:style-name="co8" table:default-cell-style-name="ce8"/>
        <table:table-column table:style-name="co5" table:number-columns-repeated="59" table:default-cell-style-name="ce8"/>
        <table:table-row table:style-name="ro2">
          <table:table-cell table:style-name="ce2" office:value-type="string">
            <text:p>Platform URI</text:p>
          </table:table-cell>
          <table:table-cell table:style-name="ce2" office:value-type="string">
            <text:p>Platform has &lt;relationship&gt; Sensor</text:p>
          </table:table-cell>
          <table:table-cell table:style-name="ce10" office:value-type="string">
            <text:p>Sensor URI</text:p>
          </table:table-cell>
          <table:table-cell table:style-name="ce10" office:value-type="string">
            <text:p>Sensor has &lt;relationship&gt; 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alos</text:p>
          </table:table-cell>
          <table:table-cell table:style-name="ce7" office:value-type="string">
            <text:p>hasSensor</text:p>
          </table:table-cell>
          <table:table-cell office:value-type="string">
            <text:p>sens_palsar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aqua</text:p>
          </table:table-cell>
          <table:table-cell table:style-name="ce9" office:value-type="string">
            <text:p>hasSensor</text:p>
          </table:table-cell>
          <table:table-cell office:value-type="string">
            <text:p>sens_airs</text:p>
          </table:table-cell>
          <table:table-cell table:style-name="ce9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aqua</text:p>
          </table:table-cell>
          <table:table-cell table:style-name="ce7" office:value-type="string">
            <text:p>hasSensor</text:p>
          </table:table-cell>
          <table:table-cell office:value-type="string">
            <text:p>sens_amsua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aqua</text:p>
          </table:table-cell>
          <table:table-cell table:style-name="ce9" office:value-type="string">
            <text:p>hasSensor</text:p>
          </table:table-cell>
          <table:table-cell office:value-type="string">
            <text:p>sens_amsre</text:p>
          </table:table-cell>
          <table:table-cell table:style-name="ce9" office:value-type="string">
            <text:p>hasPlatform</text:p>
          </table:table-cell>
          <table:table-cell table:style-name="ce6"/>
          <table:table-cell table:number-columns-repeated="59"/>
        </table:table-row>
        <table:table-row table:style-name="ro2">
          <table:table-cell table:style-name="ce3" office:value-type="string">
            <text:p>plat_aqua</text:p>
          </table:table-cell>
          <table:table-cell table:style-name="ce7" office:value-type="string">
            <text:p>hasSensor</text:p>
          </table:table-cell>
          <table:table-cell office:value-type="string">
            <text:p>sens_modis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aura</text:p>
          </table:table-cell>
          <table:table-cell table:style-name="ce7" office:value-type="string">
            <text:p>hasSensor</text:p>
          </table:table-cell>
          <table:table-cell office:value-type="string">
            <text:p>sens_omi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coriolis</text:p>
          </table:table-cell>
          <table:table-cell table:style-name="ce7" office:value-type="string">
            <text:p>hasSensor</text:p>
          </table:table-cell>
          <table:table-cell office:value-type="string">
            <text:p>sens_windSat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dmsp_F08</text:p>
          </table:table-cell>
          <table:table-cell table:style-name="ce7" office:value-type="string">
            <text:p>hasSensor</text:p>
          </table:table-cell>
          <table:table-cell office:value-type="string">
            <text:p>sens_ssmI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dmsp_F10</text:p>
          </table:table-cell>
          <table:table-cell table:style-name="ce7" office:value-type="string">
            <text:p>hasSensor</text:p>
          </table:table-cell>
          <table:table-cell office:value-type="string">
            <text:p>sens_ssmI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dmsp_F11</text:p>
          </table:table-cell>
          <table:table-cell table:style-name="ce7" office:value-type="string">
            <text:p>hasSensor</text:p>
          </table:table-cell>
          <table:table-cell office:value-type="string">
            <text:p>sens_ssmI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dmsp_F12</text:p>
          </table:table-cell>
          <table:table-cell table:style-name="ce7" office:value-type="string">
            <text:p>hasSensor</text:p>
          </table:table-cell>
          <table:table-cell office:value-type="string">
            <text:p>sens_ssmI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dmsp_F13</text:p>
          </table:table-cell>
          <table:table-cell table:style-name="ce7" office:value-type="string">
            <text:p>hasSensor</text:p>
          </table:table-cell>
          <table:table-cell office:value-type="string">
            <text:p>sens_ssmI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dmsp_F14</text:p>
          </table:table-cell>
          <table:table-cell table:style-name="ce7" office:value-type="string">
            <text:p>hasSensor</text:p>
          </table:table-cell>
          <table:table-cell office:value-type="string">
            <text:p>sens_ssmI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dmsp_F15</text:p>
          </table:table-cell>
          <table:table-cell table:style-name="ce7" office:value-type="string">
            <text:p>hasSensor</text:p>
          </table:table-cell>
          <table:table-cell office:value-type="string">
            <text:p>sens_ssmI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envisat</text:p>
          </table:table-cell>
          <table:table-cell table:style-name="ce7" office:value-type="string">
            <text:p>hasSensor</text:p>
          </table:table-cell>
          <table:table-cell office:value-type="string">
            <text:p>sens_asar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envisat</text:p>
          </table:table-cell>
          <table:table-cell table:style-name="ce7" office:value-type="string">
            <text:p>hasSensor</text:p>
          </table:table-cell>
          <table:table-cell office:value-type="string">
            <text:p>sens_gomos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envisat</text:p>
          </table:table-cell>
          <table:table-cell table:style-name="ce7" office:value-type="string">
            <text:p>hasSensor</text:p>
          </table:table-cell>
          <table:table-cell office:value-type="string">
            <text:p>sens_sciamachy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envisat</text:p>
          </table:table-cell>
          <table:table-cell table:style-name="ce7" office:value-type="string">
            <text:p>hasSensor</text:p>
          </table:table-cell>
          <table:table-cell office:value-type="string">
            <text:p>sens_ra2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envisat</text:p>
          </table:table-cell>
          <table:table-cell table:style-name="ce7" office:value-type="string">
            <text:p>hasSensor</text:p>
          </table:table-cell>
          <table:table-cell office:value-type="string">
            <text:p>sens_meris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envisat</text:p>
          </table:table-cell>
          <table:table-cell table:style-name="ce7" office:value-type="string">
            <text:p>hasSensor</text:p>
          </table:table-cell>
          <table:table-cell office:value-type="string">
            <text:p>sens_aatsr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envisat</text:p>
          </table:table-cell>
          <table:table-cell table:style-name="ce7" office:value-type="string">
            <text:p>hasSensor</text:p>
          </table:table-cell>
          <table:table-cell office:value-type="string">
            <text:p>sens_mipas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ers1</text:p>
          </table:table-cell>
          <table:table-cell table:style-name="ce9" office:value-type="string">
            <text:p>hasSensor</text:p>
          </table:table-cell>
          <table:table-cell office:value-type="string">
            <text:p>sens_amisar</text:p>
          </table:table-cell>
          <table:table-cell table:style-name="ce9" office:value-type="string">
            <text:p>hasPlatform</text:p>
          </table:table-cell>
          <table:table-cell table:style-name="ce6" table:number-columns-repeated="60"/>
        </table:table-row>
        <table:table-row table:style-name="ro3">
          <table:table-cell table:style-name="ce3" office:value-type="string">
            <text:p>plat_ers1</text:p>
          </table:table-cell>
          <table:table-cell table:style-name="ce9" office:value-type="string">
            <text:p>hasSensor</text:p>
          </table:table-cell>
          <table:table-cell office:value-type="string">
            <text:p><text:a xlink:href="http://vocab.nerc.ac.uk/collection/L22/current/TOOL1064/">sens_amiscat</text:a></text:p>
          </table:table-cell>
          <table:table-cell table:style-name="ce9" office:value-type="string">
            <text:p>hasPlatform</text:p>
          </table:table-cell>
          <table:table-cell table:style-name="ce6" table:number-columns-repeated="60"/>
        </table:table-row>
        <table:table-row table:style-name="ro2">
          <table:table-cell table:style-name="ce3" office:value-type="string">
            <text:p>plat_ers1</text:p>
          </table:table-cell>
          <table:table-cell table:style-name="ce9" office:value-type="string">
            <text:p>hasSensor</text:p>
          </table:table-cell>
          <table:table-cell office:value-type="string">
            <text:p>sens_atsr</text:p>
          </table:table-cell>
          <table:table-cell table:style-name="ce9" office:value-type="string">
            <text:p>hasPlatform</text:p>
          </table:table-cell>
          <table:table-cell table:style-name="ce6" table:number-columns-repeated="60"/>
        </table:table-row>
        <table:table-row table:style-name="ro2">
          <table:table-cell table:style-name="ce3" office:value-type="string">
            <text:p>plat_ers1</text:p>
          </table:table-cell>
          <table:table-cell table:style-name="ce9" office:value-type="string">
            <text:p>hasSensor</text:p>
          </table:table-cell>
          <table:table-cell office:value-type="string">
            <text:p>sens_ra</text:p>
          </table:table-cell>
          <table:table-cell table:style-name="ce9" office:value-type="string">
            <text:p>hasPlatform</text:p>
          </table:table-cell>
          <table:table-cell table:style-name="ce6" table:number-columns-repeated="60"/>
        </table:table-row>
        <table:table-row table:style-name="ro2">
          <table:table-cell table:style-name="ce3" office:value-type="string">
            <text:p>plat_ers2</text:p>
          </table:table-cell>
          <table:table-cell table:style-name="ce9" office:value-type="string">
            <text:p>hasSensor</text:p>
          </table:table-cell>
          <table:table-cell office:value-type="string">
            <text:p>sens_amisar</text:p>
          </table:table-cell>
          <table:table-cell table:style-name="ce9" office:value-type="string">
            <text:p>hasPlatform</text:p>
          </table:table-cell>
          <table:table-cell table:style-name="ce6" table:number-columns-repeated="60"/>
        </table:table-row>
        <table:table-row table:style-name="ro3">
          <table:table-cell table:style-name="ce3" office:value-type="string">
            <text:p>plat_ers2</text:p>
          </table:table-cell>
          <table:table-cell table:style-name="ce9" office:value-type="string">
            <text:p>hasSensor</text:p>
          </table:table-cell>
          <table:table-cell office:value-type="string">
            <text:p><text:a xlink:href="http://vocab.nerc.ac.uk/collection/L22/current/TOOL1064/">sens_amiscat</text:a></text:p>
          </table:table-cell>
          <table:table-cell table:style-name="ce9" office:value-type="string">
            <text:p>hasPlatform</text:p>
          </table:table-cell>
          <table:table-cell table:style-name="ce6" table:number-columns-repeated="60"/>
        </table:table-row>
        <table:table-row table:style-name="ro2">
          <table:table-cell table:style-name="ce3" office:value-type="string">
            <text:p>plat_ers2</text:p>
          </table:table-cell>
          <table:table-cell table:style-name="ce7" office:value-type="string">
            <text:p>hasSensor</text:p>
          </table:table-cell>
          <table:table-cell office:value-type="string">
            <text:p>sens_atsr2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ers2</text:p>
          </table:table-cell>
          <table:table-cell table:style-name="ce7" office:value-type="string">
            <text:p>hasSensor</text:p>
          </table:table-cell>
          <table:table-cell office:value-type="string">
            <text:p>sens_gome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ers2</text:p>
          </table:table-cell>
          <table:table-cell table:style-name="ce7" office:value-type="string">
            <text:p>hasSensor</text:p>
          </table:table-cell>
          <table:table-cell office:value-type="string">
            <text:p>sens_ra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FY-3A</text:p>
          </table:table-cell>
          <table:table-cell table:style-name="ce7" office:value-type="string">
            <text:p>hasSensor</text:p>
          </table:table-cell>
          <table:table-cell office:value-type="string">
            <text:p>sens_mwri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FY-3B</text:p>
          </table:table-cell>
          <table:table-cell table:style-name="ce7" office:value-type="string">
            <text:p>hasSensor</text:p>
          </table:table-cell>
          <table:table-cell office:value-type="string">
            <text:p>sens_mwri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FY-3C</text:p>
          </table:table-cell>
          <table:table-cell table:style-name="ce7" office:value-type="string">
            <text:p>hasSensor</text:p>
          </table:table-cell>
          <table:table-cell office:value-type="string">
            <text:p>sens_mwri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FY-3D</text:p>
          </table:table-cell>
          <table:table-cell table:style-name="ce7" office:value-type="string">
            <text:p>hasSensor</text:p>
          </table:table-cell>
          <table:table-cell office:value-type="string">
            <text:p>sens_mwri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FY-3F</text:p>
          </table:table-cell>
          <table:table-cell table:style-name="ce7" office:value-type="string">
            <text:p>hasSensor</text:p>
          </table:table-cell>
          <table:table-cell office:value-type="string">
            <text:p>sens_mwri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gcomW1</text:p>
          </table:table-cell>
          <table:table-cell table:style-name="ce7" office:value-type="string">
            <text:p>hasSensor</text:p>
          </table:table-cell>
          <table:table-cell office:value-type="string">
            <text:p>sens_amsr2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gcomW2</text:p>
          </table:table-cell>
          <table:table-cell table:style-name="ce7" office:value-type="string">
            <text:p>hasSensor</text:p>
          </table:table-cell>
          <table:table-cell office:value-type="string">
            <text:p>sens_amsr2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gcomW3</text:p>
          </table:table-cell>
          <table:table-cell table:style-name="ce7" office:value-type="string">
            <text:p>hasSensor</text:p>
          </table:table-cell>
          <table:table-cell office:value-type="string">
            <text:p>sens_amsr2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gfo</text:p>
          </table:table-cell>
          <table:table-cell table:style-name="ce7" office:value-type="string">
            <text:p>hasSensor</text:p>
          </table:table-cell>
          <table:table-cell office:value-type="string">
            <text:p>sens_gfora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goes_08</text:p>
          </table:table-cell>
          <table:table-cell table:style-name="ce9" office:value-type="string">
            <text:p>hasSensor</text:p>
          </table:table-cell>
          <table:table-cell office:value-type="string">
            <text:p>sens_goesImager811</text:p>
          </table:table-cell>
          <table:table-cell table:style-name="ce9" office:value-type="string">
            <text:p>hasPlatform</text:p>
          </table:table-cell>
          <table:table-cell table:style-name="ce6" table:number-columns-repeated="60"/>
        </table:table-row>
        <table:table-row table:style-name="ro2">
          <table:table-cell table:style-name="ce3" office:value-type="string">
            <text:p>plat_goes_09</text:p>
          </table:table-cell>
          <table:table-cell table:style-name="ce9" office:value-type="string">
            <text:p>hasSensor</text:p>
          </table:table-cell>
          <table:table-cell office:value-type="string">
            <text:p>sens_goesImager811</text:p>
          </table:table-cell>
          <table:table-cell table:style-name="ce9" office:value-type="string">
            <text:p>hasPlatform</text:p>
          </table:table-cell>
          <table:table-cell table:style-name="ce6" table:number-columns-repeated="60"/>
        </table:table-row>
        <table:table-row table:style-name="ro2">
          <table:table-cell table:style-name="ce3" office:value-type="string">
            <text:p>plat_goes_09_bk</text:p>
          </table:table-cell>
          <table:table-cell table:style-name="ce9" office:value-type="string">
            <text:p>hasSensor</text:p>
          </table:table-cell>
          <table:table-cell office:value-type="string">
            <text:p>sens_goesImager811</text:p>
          </table:table-cell>
          <table:table-cell table:style-name="ce9" office:value-type="string">
            <text:p>hasPlatform</text:p>
          </table:table-cell>
          <table:table-cell table:style-name="ce6" table:number-columns-repeated="60"/>
        </table:table-row>
        <table:table-row table:style-name="ro2">
          <table:table-cell table:style-name="ce3" office:value-type="string">
            <text:p>plat_goes_10</text:p>
          </table:table-cell>
          <table:table-cell table:style-name="ce9" office:value-type="string">
            <text:p>hasSensor</text:p>
          </table:table-cell>
          <table:table-cell office:value-type="string">
            <text:p>sens_goesImager811</text:p>
          </table:table-cell>
          <table:table-cell table:style-name="ce9" office:value-type="string">
            <text:p>hasPlatform</text:p>
          </table:table-cell>
          <table:table-cell table:style-name="ce6" table:number-columns-repeated="60"/>
        </table:table-row>
        <table:table-row table:style-name="ro2">
          <table:table-cell table:style-name="ce3" office:value-type="string">
            <text:p>plat_goes_10_SA</text:p>
          </table:table-cell>
          <table:table-cell table:style-name="ce9" office:value-type="string">
            <text:p>hasSensor</text:p>
          </table:table-cell>
          <table:table-cell office:value-type="string">
            <text:p>sens_goesImager811</text:p>
          </table:table-cell>
          <table:table-cell table:style-name="ce9" office:value-type="string">
            <text:p>hasPlatform</text:p>
          </table:table-cell>
          <table:table-cell table:style-name="ce6" table:number-columns-repeated="60"/>
        </table:table-row>
        <table:table-row table:style-name="ro2">
          <table:table-cell table:style-name="ce3" office:value-type="string">
            <text:p>plat_goes_11</text:p>
          </table:table-cell>
          <table:table-cell table:style-name="ce9" office:value-type="string">
            <text:p>hasSensor</text:p>
          </table:table-cell>
          <table:table-cell office:value-type="string">
            <text:p>sens_goesImager811</text:p>
          </table:table-cell>
          <table:table-cell table:style-name="ce9" office:value-type="string">
            <text:p>hasPlatform</text:p>
          </table:table-cell>
          <table:table-cell table:style-name="ce6" table:number-columns-repeated="60"/>
        </table:table-row>
        <table:table-row table:style-name="ro2">
          <table:table-cell table:style-name="ce3" office:value-type="string">
            <text:p>plat_goes_12</text:p>
          </table:table-cell>
          <table:table-cell table:style-name="ce9" office:value-type="string">
            <text:p>hasSensor</text:p>
          </table:table-cell>
          <table:table-cell office:value-type="string">
            <text:p>sens_goesImager1215</text:p>
          </table:table-cell>
          <table:table-cell table:style-name="ce9" office:value-type="string">
            <text:p>hasPlatform</text:p>
          </table:table-cell>
          <table:table-cell table:style-name="ce6" table:number-columns-repeated="60"/>
        </table:table-row>
        <table:table-row table:style-name="ro2">
          <table:table-cell table:style-name="ce3" office:value-type="string">
            <text:p>plat_goes_12_SA</text:p>
          </table:table-cell>
          <table:table-cell table:style-name="ce9" office:value-type="string">
            <text:p>hasSensor</text:p>
          </table:table-cell>
          <table:table-cell office:value-type="string">
            <text:p>sens_goesImager1215</text:p>
          </table:table-cell>
          <table:table-cell table:style-name="ce9" office:value-type="string">
            <text:p>hasPlatform</text:p>
          </table:table-cell>
          <table:table-cell table:style-name="ce6" table:number-columns-repeated="60"/>
        </table:table-row>
        <table:table-row table:style-name="ro2">
          <table:table-cell table:style-name="ce3" office:value-type="string">
            <text:p>plat_goes_13</text:p>
          </table:table-cell>
          <table:table-cell table:style-name="ce9" office:value-type="string">
            <text:p>hasSensor</text:p>
          </table:table-cell>
          <table:table-cell office:value-type="string">
            <text:p>sens_goesImager1215</text:p>
          </table:table-cell>
          <table:table-cell table:style-name="ce9" office:value-type="string">
            <text:p>hasPlatform</text:p>
          </table:table-cell>
          <table:table-cell table:style-name="ce6" table:number-columns-repeated="60"/>
        </table:table-row>
        <table:table-row table:style-name="ro2">
          <table:table-cell table:style-name="ce3" office:value-type="string">
            <text:p>plat_goes_14</text:p>
          </table:table-cell>
          <table:table-cell table:style-name="ce9" office:value-type="string">
            <text:p>hasSensor</text:p>
          </table:table-cell>
          <table:table-cell office:value-type="string">
            <text:p>sens_goesImager1215</text:p>
          </table:table-cell>
          <table:table-cell table:style-name="ce9" office:value-type="string">
            <text:p>hasPlatform</text:p>
          </table:table-cell>
          <table:table-cell table:style-name="ce6" table:number-columns-repeated="60"/>
        </table:table-row>
        <table:table-row table:style-name="ro2">
          <table:table-cell table:style-name="ce3" office:value-type="string">
            <text:p>plat_goes_15</text:p>
          </table:table-cell>
          <table:table-cell table:style-name="ce9" office:value-type="string">
            <text:p>hasSensor</text:p>
          </table:table-cell>
          <table:table-cell office:value-type="string">
            <text:p>sens_goesImager1215</text:p>
          </table:table-cell>
          <table:table-cell table:style-name="ce9" office:value-type="string">
            <text:p>hasPlatform</text:p>
          </table:table-cell>
          <table:table-cell table:style-name="ce6" table:number-columns-repeated="60"/>
        </table:table-row>
        <table:table-row table:style-name="ro2">
          <table:table-cell table:style-name="ce4" office:value-type="string">
            <text:p>plat_goes_16</text:p>
          </table:table-cell>
          <table:table-cell table:style-name="ce4" office:value-type="string">
            <text:p>hasSensor</text:p>
          </table:table-cell>
          <table:table-cell table:style-name="ce4" office:value-type="string">
            <text:p>sens_abi</text:p>
          </table:table-cell>
          <table:table-cell table:style-name="ce4" office:value-type="string">
            <text:p>hasPlatform</text:p>
          </table:table-cell>
          <table:table-cell table:style-name="ce6" table:number-columns-repeated="60"/>
        </table:table-row>
        <table:table-row table:style-name="ro2">
          <table:table-cell table:style-name="ce4" office:value-type="string">
            <text:p>plat_goes_17</text:p>
          </table:table-cell>
          <table:table-cell table:style-name="ce4" office:value-type="string">
            <text:p>hasSensor</text:p>
          </table:table-cell>
          <table:table-cell table:style-name="ce4" office:value-type="string">
            <text:p>sens_abi</text:p>
          </table:table-cell>
          <table:table-cell table:style-name="ce4" office:value-type="string">
            <text:p>hasPlatform</text:p>
          </table:table-cell>
          <table:table-cell table:style-name="ce6" table:number-columns-repeated="60"/>
        </table:table-row>
        <table:table-row table:style-name="ro2">
          <table:table-cell table:style-name="ce3" office:value-type="string">
            <text:p>plat_gosat</text:p>
          </table:table-cell>
          <table:table-cell table:style-name="ce7" office:value-type="string">
            <text:p>hasSensor</text:p>
          </table:table-cell>
          <table:table-cell office:value-type="string">
            <text:p>sens_tansoCai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gosat</text:p>
          </table:table-cell>
          <table:table-cell table:style-name="ce7" office:value-type="string">
            <text:p>hasSensor</text:p>
          </table:table-cell>
          <table:table-cell office:value-type="string">
            <text:p>sens_tansoFts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himawari-6</text:p>
          </table:table-cell>
          <table:table-cell table:style-name="ce7" office:value-type="string">
            <text:p>hasSensor</text:p>
          </table:table-cell>
          <table:table-cell office:value-type="string">
            <text:p>sens_jami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icesat</text:p>
          </table:table-cell>
          <table:table-cell table:style-name="ce7" office:value-type="string">
            <text:p>hasSensor</text:p>
          </table:table-cell>
          <table:table-cell office:value-type="string">
            <text:p>sens_glas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jason1</text:p>
          </table:table-cell>
          <table:table-cell table:style-name="ce7" office:value-type="string">
            <text:p>hasSensor</text:p>
          </table:table-cell>
          <table:table-cell office:value-type="string">
            <text:p>sens_poseidon2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jason2</text:p>
          </table:table-cell>
          <table:table-cell table:style-name="ce7" office:value-type="string">
            <text:p>hasSensor</text:p>
          </table:table-cell>
          <table:table-cell office:value-type="string">
            <text:p>sens_poseidon3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landsat_1</text:p>
          </table:table-cell>
          <table:table-cell table:style-name="ce7" office:value-type="string">
            <text:p>hasSensor</text:p>
          </table:table-cell>
          <table:table-cell office:value-type="string">
            <text:p>sens_mss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landsat_2</text:p>
          </table:table-cell>
          <table:table-cell table:style-name="ce7" office:value-type="string">
            <text:p>hasSensor</text:p>
          </table:table-cell>
          <table:table-cell office:value-type="string">
            <text:p>sens_mss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landsat_3</text:p>
          </table:table-cell>
          <table:table-cell table:style-name="ce7" office:value-type="string">
            <text:p>hasSensor</text:p>
          </table:table-cell>
          <table:table-cell table:style-name="ce9" office:value-type="string">
            <text:p>sens_mss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landsat_4</text:p>
          </table:table-cell>
          <table:table-cell table:style-name="ce7" office:value-type="string">
            <text:p>hasSensor</text:p>
          </table:table-cell>
          <table:table-cell office:value-type="string">
            <text:p>sens_mss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landsat_4</text:p>
          </table:table-cell>
          <table:table-cell table:style-name="ce7" office:value-type="string">
            <text:p>hasSensor</text:p>
          </table:table-cell>
          <table:table-cell office:value-type="string">
            <text:p>sens_tm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landsat_5</text:p>
          </table:table-cell>
          <table:table-cell table:style-name="ce7" office:value-type="string">
            <text:p>hasSensor</text:p>
          </table:table-cell>
          <table:table-cell office:value-type="string">
            <text:p>sens_mss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landsat_5</text:p>
          </table:table-cell>
          <table:table-cell table:style-name="ce7" office:value-type="string">
            <text:p>hasSensor</text:p>
          </table:table-cell>
          <table:table-cell office:value-type="string">
            <text:p>sens_tm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landsat_7</text:p>
          </table:table-cell>
          <table:table-cell table:style-name="ce7" office:value-type="string">
            <text:p>hasSensor</text:p>
          </table:table-cell>
          <table:table-cell office:value-type="string">
            <text:p>sens_tm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landsat_8</text:p>
          </table:table-cell>
          <table:table-cell table:style-name="ce7" office:value-type="string">
            <text:p>hasSensor</text:p>
          </table:table-cell>
          <table:table-cell office:value-type="string">
            <text:p>sens_tirs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landsat_8</text:p>
          </table:table-cell>
          <table:table-cell table:style-name="ce7" office:value-type="string">
            <text:p>hasSensor</text:p>
          </table:table-cell>
          <table:table-cell office:value-type="string">
            <text:p>sens_oli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meteosat_10</text:p>
          </table:table-cell>
          <table:table-cell table:style-name="ce7" office:value-type="string">
            <text:p>hasSensor</text:p>
          </table:table-cell>
          <table:table-cell office:value-type="string">
            <text:p>sens_seviri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meteosat_11</text:p>
          </table:table-cell>
          <table:table-cell table:style-name="ce7" office:value-type="string">
            <text:p>hasSensor</text:p>
          </table:table-cell>
          <table:table-cell office:value-type="string">
            <text:p>sens_seviri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meteosat_8</text:p>
          </table:table-cell>
          <table:table-cell table:style-name="ce7" office:value-type="string">
            <text:p>hasSensor</text:p>
          </table:table-cell>
          <table:table-cell office:value-type="string">
            <text:p>sens_seviri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meteosat_9</text:p>
          </table:table-cell>
          <table:table-cell table:style-name="ce7" office:value-type="string">
            <text:p>hasSensor</text:p>
          </table:table-cell>
          <table:table-cell office:value-type="string">
            <text:p>sens_seviri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metOpA</text:p>
          </table:table-cell>
          <table:table-cell table:style-name="ce9" office:value-type="string">
            <text:p>hasSensor</text:p>
          </table:table-cell>
          <table:table-cell office:value-type="string">
            <text:p>sens_amsua</text:p>
          </table:table-cell>
          <table:table-cell table:style-name="ce9" office:value-type="string">
            <text:p>hasPlatform</text:p>
          </table:table-cell>
          <table:table-cell table:style-name="ce6"/>
          <table:table-cell table:number-columns-repeated="59"/>
        </table:table-row>
        <table:table-row table:style-name="ro2">
          <table:table-cell table:style-name="ce3" office:value-type="string">
            <text:p>plat_metOpA</text:p>
          </table:table-cell>
          <table:table-cell table:style-name="ce7" office:value-type="string">
            <text:p>hasSensor</text:p>
          </table:table-cell>
          <table:table-cell office:value-type="string">
            <text:p>sens_ascat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metOpA</text:p>
          </table:table-cell>
          <table:table-cell table:style-name="ce7" office:value-type="string">
            <text:p>hasSensor</text:p>
          </table:table-cell>
          <table:table-cell office:value-type="string">
            <text:p>sens_avhrr3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metOpA</text:p>
          </table:table-cell>
          <table:table-cell table:style-name="ce7" office:value-type="string">
            <text:p>hasSensor</text:p>
          </table:table-cell>
          <table:table-cell office:value-type="string">
            <text:p>sens_gome2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metOpA</text:p>
          </table:table-cell>
          <table:table-cell table:style-name="ce7" office:value-type="string">
            <text:p>hasSensor</text:p>
          </table:table-cell>
          <table:table-cell office:value-type="string">
            <text:p>sens_iasi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metOpA</text:p>
          </table:table-cell>
          <table:table-cell table:style-name="ce7" office:value-type="string">
            <text:p>hasSensor</text:p>
          </table:table-cell>
          <table:table-cell office:value-type="string">
            <text:p>sens_hirs4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metOpB</text:p>
          </table:table-cell>
          <table:table-cell table:style-name="ce9" office:value-type="string">
            <text:p>hasSensor</text:p>
          </table:table-cell>
          <table:table-cell office:value-type="string">
            <text:p>sens_ascat</text:p>
          </table:table-cell>
          <table:table-cell table:style-name="ce9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metOpB</text:p>
          </table:table-cell>
          <table:table-cell table:style-name="ce7" office:value-type="string">
            <text:p>hasSensor</text:p>
          </table:table-cell>
          <table:table-cell office:value-type="string">
            <text:p>sens_iasi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metOpB</text:p>
          </table:table-cell>
          <table:table-cell table:style-name="ce7" office:value-type="string">
            <text:p>hasSensor</text:p>
          </table:table-cell>
          <table:table-cell office:value-type="string">
            <text:p>sens_gome2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metOpB</text:p>
          </table:table-cell>
          <table:table-cell table:style-name="ce7" office:value-type="string">
            <text:p>hasSensor</text:p>
          </table:table-cell>
          <table:table-cell office:value-type="string">
            <text:p>sens_avhrr3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metOpB</text:p>
          </table:table-cell>
          <table:table-cell table:style-name="ce7" office:value-type="string">
            <text:p>hasSensor</text:p>
          </table:table-cell>
          <table:table-cell office:value-type="string">
            <text:p>sens_amsua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metOpC</text:p>
          </table:table-cell>
          <table:table-cell table:style-name="ce9" office:value-type="string">
            <text:p>hasSensor</text:p>
          </table:table-cell>
          <table:table-cell office:value-type="string">
            <text:p>sens_iasi</text:p>
          </table:table-cell>
          <table:table-cell table:style-name="ce9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metOpC</text:p>
          </table:table-cell>
          <table:table-cell table:style-name="ce7" office:value-type="string">
            <text:p>hasSensor</text:p>
          </table:table-cell>
          <table:table-cell office:value-type="string">
            <text:p>sens_ascat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metOpC</text:p>
          </table:table-cell>
          <table:table-cell table:style-name="ce7" office:value-type="string">
            <text:p>hasSensor</text:p>
          </table:table-cell>
          <table:table-cell office:value-type="string">
            <text:p>sens_amsua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metOpC</text:p>
          </table:table-cell>
          <table:table-cell table:style-name="ce7" office:value-type="string">
            <text:p>hasSensor</text:p>
          </table:table-cell>
          <table:table-cell office:value-type="string">
            <text:p>sens_gome2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metOpC</text:p>
          </table:table-cell>
          <table:table-cell table:style-name="ce7" office:value-type="string">
            <text:p>hasSensor</text:p>
          </table:table-cell>
          <table:table-cell office:value-type="string">
            <text:p>sens_avhrr3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nimbus7</text:p>
          </table:table-cell>
          <table:table-cell table:style-name="ce7" office:value-type="string">
            <text:p>hasSensor</text:p>
          </table:table-cell>
          <table:table-cell office:value-type="string">
            <text:p>sens_smmr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nimbus7</text:p>
          </table:table-cell>
          <table:table-cell table:style-name="ce7" office:value-type="string">
            <text:p>hasSensor</text:p>
          </table:table-cell>
          <table:table-cell office:value-type="string">
            <text:p>sens_toms</text:p>
          </table:table-cell>
          <table:table-cell table:style-name="ce7"/>
          <table:table-cell table:number-columns-repeated="60"/>
        </table:table-row>
        <table:table-row table:style-name="ro2">
          <table:table-cell table:style-name="ce3" office:value-type="string">
            <text:p>plat_noaa_6</text:p>
          </table:table-cell>
          <table:table-cell table:style-name="ce7" office:value-type="string">
            <text:p>hasSensor</text:p>
          </table:table-cell>
          <table:table-cell office:value-type="string">
            <text:p>sens_avhrr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noaa_7</text:p>
          </table:table-cell>
          <table:table-cell table:style-name="ce7" office:value-type="string">
            <text:p>hasSensor</text:p>
          </table:table-cell>
          <table:table-cell table:style-name="ce9" office:value-type="string">
            <text:p>sens_avhrr2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noaa_8</text:p>
          </table:table-cell>
          <table:table-cell table:style-name="ce7" office:value-type="string">
            <text:p>hasSensor</text:p>
          </table:table-cell>
          <table:table-cell office:value-type="string">
            <text:p>sens_avhrr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noaa_9</text:p>
          </table:table-cell>
          <table:table-cell table:style-name="ce7" office:value-type="string">
            <text:p>hasSensor</text:p>
          </table:table-cell>
          <table:table-cell office:value-type="string">
            <text:p>sens_avhrr2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noaa_10</text:p>
          </table:table-cell>
          <table:table-cell table:style-name="ce7" office:value-type="string">
            <text:p>hasSensor</text:p>
          </table:table-cell>
          <table:table-cell office:value-type="string">
            <text:p>sens_avhrr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noaa_11</text:p>
          </table:table-cell>
          <table:table-cell table:style-name="ce7" office:value-type="string">
            <text:p>hasSensor</text:p>
          </table:table-cell>
          <table:table-cell office:value-type="string">
            <text:p>sens_avhrr2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noaa_12</text:p>
          </table:table-cell>
          <table:table-cell table:style-name="ce7" office:value-type="string">
            <text:p>hasSensor</text:p>
          </table:table-cell>
          <table:table-cell office:value-type="string">
            <text:p>sens_avhrr2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noaa_13</text:p>
          </table:table-cell>
          <table:table-cell table:style-name="ce7" office:value-type="string">
            <text:p>hasSensor</text:p>
          </table:table-cell>
          <table:table-cell office:value-type="string">
            <text:p>sens_avhrr2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noaa_14</text:p>
          </table:table-cell>
          <table:table-cell table:style-name="ce7" office:value-type="string">
            <text:p>hasSensor</text:p>
          </table:table-cell>
          <table:table-cell office:value-type="string">
            <text:p>sens_avhrr2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noaa_15</text:p>
          </table:table-cell>
          <table:table-cell table:style-name="ce9" office:value-type="string">
            <text:p>hasSensor</text:p>
          </table:table-cell>
          <table:table-cell office:value-type="string">
            <text:p>sens_avhrr3</text:p>
          </table:table-cell>
          <table:table-cell table:style-name="ce9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noaa_15</text:p>
          </table:table-cell>
          <table:table-cell table:style-name="ce7" office:value-type="string">
            <text:p>hasSensor</text:p>
          </table:table-cell>
          <table:table-cell office:value-type="string">
            <text:p>sens_amsua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noaa_15</text:p>
          </table:table-cell>
          <table:table-cell table:style-name="ce7" office:value-type="string">
            <text:p>hasSensor</text:p>
          </table:table-cell>
          <table:table-cell office:value-type="string">
            <text:p>sens_amsub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noaa_16</text:p>
          </table:table-cell>
          <table:table-cell table:style-name="ce7" office:value-type="string">
            <text:p>hasSensor</text:p>
          </table:table-cell>
          <table:table-cell office:value-type="string">
            <text:p>sens_avhrr3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noaa_16</text:p>
          </table:table-cell>
          <table:table-cell table:style-name="ce7" office:value-type="string">
            <text:p>hasSensor</text:p>
          </table:table-cell>
          <table:table-cell office:value-type="string">
            <text:p>sens_amsua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noaa_16</text:p>
          </table:table-cell>
          <table:table-cell table:style-name="ce7" office:value-type="string">
            <text:p>hasSensor</text:p>
          </table:table-cell>
          <table:table-cell office:value-type="string">
            <text:p>sens_amsub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noaa_17</text:p>
          </table:table-cell>
          <table:table-cell table:style-name="ce7" office:value-type="string">
            <text:p>hasSensor</text:p>
          </table:table-cell>
          <table:table-cell office:value-type="string">
            <text:p>sens_amsua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noaa_17</text:p>
          </table:table-cell>
          <table:table-cell table:style-name="ce7" office:value-type="string">
            <text:p>hasSensor</text:p>
          </table:table-cell>
          <table:table-cell office:value-type="string">
            <text:p>sens_amsub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noaa_17</text:p>
          </table:table-cell>
          <table:table-cell table:style-name="ce7" office:value-type="string">
            <text:p>hasSensor</text:p>
          </table:table-cell>
          <table:table-cell office:value-type="string">
            <text:p>sens_avhrr3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noaa_18</text:p>
          </table:table-cell>
          <table:table-cell table:style-name="ce7" office:value-type="string">
            <text:p>hasSensor</text:p>
          </table:table-cell>
          <table:table-cell office:value-type="string">
            <text:p>sens_amsua</text:p>
          </table:table-cell>
          <table:table-cell table:style-name="ce9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noaa_18</text:p>
          </table:table-cell>
          <table:table-cell table:style-name="ce7" office:value-type="string">
            <text:p>hasSensor</text:p>
          </table:table-cell>
          <table:table-cell office:value-type="string">
            <text:p>sens_avhrr3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noaa_19</text:p>
          </table:table-cell>
          <table:table-cell table:style-name="ce9" office:value-type="string">
            <text:p>hasSensor</text:p>
          </table:table-cell>
          <table:table-cell office:value-type="string">
            <text:p>sens_amsua</text:p>
          </table:table-cell>
          <table:table-cell table:style-name="ce9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noaa_19</text:p>
          </table:table-cell>
          <table:table-cell table:style-name="ce7" office:value-type="string">
            <text:p>hasSensor</text:p>
          </table:table-cell>
          <table:table-cell office:value-type="string">
            <text:p>sens_avhrr3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odin</text:p>
          </table:table-cell>
          <table:table-cell table:style-name="ce7" office:value-type="string">
            <text:p>hasSensor</text:p>
          </table:table-cell>
          <table:table-cell office:value-type="string">
            <text:p>sens_osiris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odin</text:p>
          </table:table-cell>
          <table:table-cell table:style-name="ce7" office:value-type="string">
            <text:p>hasSensor</text:p>
          </table:table-cell>
          <table:table-cell office:value-type="string">
            <text:p>sens_smr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orbview2</text:p>
          </table:table-cell>
          <table:table-cell table:style-name="ce7" office:value-type="string">
            <text:p>hasSensor</text:p>
          </table:table-cell>
          <table:table-cell office:value-type="string">
            <text:p>sens_seaWiFs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parasol</text:p>
          </table:table-cell>
          <table:table-cell table:style-name="ce7" office:value-type="string">
            <text:p>hasSensor</text:p>
          </table:table-cell>
          <table:table-cell office:value-type="string">
            <text:p>sens_polder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scisat</text:p>
          </table:table-cell>
          <table:table-cell table:style-name="ce7" office:value-type="string">
            <text:p>hasSensor</text:p>
          </table:table-cell>
          <table:table-cell office:value-type="string">
            <text:p>sens_aceFts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spot4</text:p>
          </table:table-cell>
          <table:table-cell table:style-name="ce7" office:value-type="string">
            <text:p>hasSensor</text:p>
          </table:table-cell>
          <table:table-cell office:value-type="string">
            <text:p>sens_vegetation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spot5</text:p>
          </table:table-cell>
          <table:table-cell table:style-name="ce7" office:value-type="string">
            <text:p>hasSensor</text:p>
          </table:table-cell>
          <table:table-cell office:value-type="string">
            <text:p>sens_vegetation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spot5</text:p>
          </table:table-cell>
          <table:table-cell table:style-name="ce7" office:value-type="string">
            <text:p>hasSensor</text:p>
          </table:table-cell>
          <table:table-cell office:value-type="string">
            <text:p>sens_hrs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terra</text:p>
          </table:table-cell>
          <table:table-cell table:style-name="ce7" office:value-type="string">
            <text:p>hasSensor</text:p>
          </table:table-cell>
          <table:table-cell office:value-type="string">
            <text:p>sens_modis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terra</text:p>
          </table:table-cell>
          <table:table-cell table:style-name="ce7" office:value-type="string">
            <text:p>hasSensor</text:p>
          </table:table-cell>
          <table:table-cell office:value-type="string">
            <text:p>sens_aster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topexPoseidon</text:p>
          </table:table-cell>
          <table:table-cell table:style-name="ce9" office:value-type="string">
            <text:p>hasSensor</text:p>
          </table:table-cell>
          <table:table-cell office:value-type="string">
            <text:p>sens_nra</text:p>
          </table:table-cell>
          <table:table-cell table:style-name="ce9" office:value-type="string">
            <text:p>hasPlatform</text:p>
          </table:table-cell>
          <table:table-cell table:style-name="ce6"/>
          <table:table-cell table:number-columns-repeated="59"/>
        </table:table-row>
        <table:table-row table:style-name="ro2">
          <table:table-cell table:style-name="ce3" office:value-type="string">
            <text:p>plat_topexPoseidon</text:p>
          </table:table-cell>
          <table:table-cell table:style-name="ce9" office:value-type="string">
            <text:p>hasSensor</text:p>
          </table:table-cell>
          <table:table-cell office:value-type="string">
            <text:p>sens_ssalt</text:p>
          </table:table-cell>
          <table:table-cell table:style-name="ce9" office:value-type="string">
            <text:p>hasPlatform</text:p>
          </table:table-cell>
          <table:table-cell table:style-name="ce6"/>
          <table:table-cell table:number-columns-repeated="59"/>
        </table:table-row>
        <table:table-row table:style-name="ro2">
          <table:table-cell table:style-name="ce3" office:value-type="string">
            <text:p>plat_trmm</text:p>
          </table:table-cell>
          <table:table-cell table:style-name="ce7" office:value-type="string">
            <text:p>hasSensor</text:p>
          </table:table-cell>
          <table:table-cell office:value-type="string">
            <text:p>sens_tmi</text:p>
          </table:table-cell>
          <table:table-cell table:style-name="ce7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3" office:value-type="string">
            <text:p>plat_terraSar_X</text:p>
          </table:table-cell>
          <table:table-cell table:style-name="ce9" office:value-type="string">
            <text:p>hasSensor</text:p>
          </table:table-cell>
          <table:table-cell office:value-type="string">
            <text:p>sens_sarX</text:p>
          </table:table-cell>
          <table:table-cell table:style-name="ce9" office:value-type="string">
            <text:p>hasPlatform</text:p>
          </table:table-cell>
          <table:table-cell table:style-name="ce6" table:number-columns-repeated="60"/>
        </table:table-row>
        <table:table-row table:style-name="ro2">
          <table:table-cell table:style-name="ce3" office:value-type="string">
            <text:p>plat_tandem_X</text:p>
          </table:table-cell>
          <table:table-cell table:style-name="ce9" office:value-type="string">
            <text:p>hasSensor</text:p>
          </table:table-cell>
          <table:table-cell office:value-type="string">
            <text:p>sens_sarX</text:p>
          </table:table-cell>
          <table:table-cell table:style-name="ce9" office:value-type="string">
            <text:p>hasPlatform</text:p>
          </table:table-cell>
          <table:table-cell table:style-name="ce6" table:number-columns-repeated="60"/>
        </table:table-row>
        <table:table-row table:style-name="ro2">
          <table:table-cell table:style-name="ce3" office:value-type="string">
            <text:p>plat_tsx_ng</text:p>
          </table:table-cell>
          <table:table-cell table:style-name="ce9" office:value-type="string">
            <text:p>hasSensor</text:p>
          </table:table-cell>
          <table:table-cell office:value-type="string">
            <text:p>sens_sarX</text:p>
          </table:table-cell>
          <table:table-cell table:style-name="ce9" office:value-type="string">
            <text:p>hasPlatform</text:p>
          </table:table-cell>
          <table:table-cell table:style-name="ce6" table:number-columns-repeated="60"/>
        </table:table-row>
        <table:table-row table:style-name="ro3">
          <table:table-cell table:style-name="ce5" office:value-type="string">
            <text:p>plat_saral</text:p>
          </table:table-cell>
          <table:table-cell table:style-name="ce9" office:value-type="string">
            <text:p>hasSensor</text:p>
          </table:table-cell>
          <table:table-cell office:value-type="string">
            <text:p>sens_altika</text:p>
          </table:table-cell>
          <table:table-cell table:style-name="ce9"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6" office:value-type="string">
            <text:p>plat_snpp</text:p>
          </table:table-cell>
          <table:table-cell office:value-type="string">
            <text:p>hasSensor</text:p>
          </table:table-cell>
          <table:table-cell office:value-type="string">
            <text:p>sens_viirs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6" office:value-type="string">
            <text:p>plat_cryosat2</text:p>
          </table:table-cell>
          <table:table-cell office:value-type="string">
            <text:p>hasSensor</text:p>
          </table:table-cell>
          <table:table-cell office:value-type="string">
            <text:p>sens_siral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6" office:value-type="string">
            <text:p>plat_smos</text:p>
          </table:table-cell>
          <table:table-cell office:value-type="string">
            <text:p>hasSensor</text:p>
          </table:table-cell>
          <table:table-cell office:value-type="string">
            <text:p>sens_miras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6" office:value-type="string">
            <text:p>plat_meteosat_1</text:p>
          </table:table-cell>
          <table:table-cell office:value-type="string">
            <text:p>hasSensor</text:p>
          </table:table-cell>
          <table:table-cell office:value-type="string">
            <text:p>sens_mviri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6" office:value-type="string">
            <text:p>plat_meteosat_2</text:p>
          </table:table-cell>
          <table:table-cell office:value-type="string">
            <text:p>hasSensor</text:p>
          </table:table-cell>
          <table:table-cell office:value-type="string">
            <text:p>sens_mviri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6" office:value-type="string">
            <text:p>plat_meteosat_3</text:p>
          </table:table-cell>
          <table:table-cell office:value-type="string">
            <text:p>hasSensor</text:p>
          </table:table-cell>
          <table:table-cell office:value-type="string">
            <text:p>sens_mviri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6" office:value-type="string">
            <text:p>plat_meteosat_3_adc</text:p>
          </table:table-cell>
          <table:table-cell office:value-type="string">
            <text:p>hasSensor</text:p>
          </table:table-cell>
          <table:table-cell office:value-type="string">
            <text:p>sens_mviri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6" office:value-type="string">
            <text:p>plat_meteosat_3_xadc</text:p>
          </table:table-cell>
          <table:table-cell office:value-type="string">
            <text:p>hasSensor</text:p>
          </table:table-cell>
          <table:table-cell office:value-type="string">
            <text:p>sens_mviri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6" office:value-type="string">
            <text:p>plat_meteosat_4</text:p>
          </table:table-cell>
          <table:table-cell office:value-type="string">
            <text:p>hasSensor</text:p>
          </table:table-cell>
          <table:table-cell office:value-type="string">
            <text:p>sens_mviri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6" office:value-type="string">
            <text:p>plat_meteosat_5</text:p>
          </table:table-cell>
          <table:table-cell office:value-type="string">
            <text:p>hasSensor</text:p>
          </table:table-cell>
          <table:table-cell office:value-type="string">
            <text:p>sens_mviri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6" office:value-type="string">
            <text:p>plat_meteosat_5_iodc</text:p>
          </table:table-cell>
          <table:table-cell office:value-type="string">
            <text:p>hasSensor</text:p>
          </table:table-cell>
          <table:table-cell office:value-type="string">
            <text:p>sens_mviri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6" office:value-type="string">
            <text:p>plat_meteosat_6</text:p>
          </table:table-cell>
          <table:table-cell office:value-type="string">
            <text:p>hasSensor</text:p>
          </table:table-cell>
          <table:table-cell office:value-type="string">
            <text:p>sens_mviri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6" office:value-type="string">
            <text:p>plat_meteosat_6_iodc</text:p>
          </table:table-cell>
          <table:table-cell office:value-type="string">
            <text:p>hasSensor</text:p>
          </table:table-cell>
          <table:table-cell office:value-type="string">
            <text:p>sens_mviri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6" office:value-type="string">
            <text:p>plat_meteosat_7</text:p>
          </table:table-cell>
          <table:table-cell office:value-type="string">
            <text:p>hasSensor</text:p>
          </table:table-cell>
          <table:table-cell office:value-type="string">
            <text:p>sens_mviri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6" office:value-type="string">
            <text:p>plat_meteosat_7_iodc</text:p>
          </table:table-cell>
          <table:table-cell office:value-type="string">
            <text:p>hasSensor</text:p>
          </table:table-cell>
          <table:table-cell office:value-type="string">
            <text:p>sens_mviri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6" office:value-type="string">
            <text:p>plat_nimbus6</text:p>
          </table:table-cell>
          <table:table-cell office:value-type="string">
            <text:p>hasSensor</text:p>
          </table:table-cell>
          <table:table-cell office:value-type="string">
            <text:p>sens_hirs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6" office:value-type="string">
            <text:p>plat_noaa_8</text:p>
          </table:table-cell>
          <table:table-cell office:value-type="string">
            <text:p>hasSensor</text:p>
          </table:table-cell>
          <table:table-cell office:value-type="string">
            <text:p>sens_hirs2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6" office:value-type="string">
            <text:p>plat_noaa_9</text:p>
          </table:table-cell>
          <table:table-cell office:value-type="string">
            <text:p>hasSensor</text:p>
          </table:table-cell>
          <table:table-cell office:value-type="string">
            <text:p>sens_hirs2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6" office:value-type="string">
            <text:p>plat_noaa_10</text:p>
          </table:table-cell>
          <table:table-cell office:value-type="string">
            <text:p>hasSensor</text:p>
          </table:table-cell>
          <table:table-cell office:value-type="string">
            <text:p>sens_hirs2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6" office:value-type="string">
            <text:p>plat_noaa_11</text:p>
          </table:table-cell>
          <table:table-cell office:value-type="string">
            <text:p>hasSensor</text:p>
          </table:table-cell>
          <table:table-cell office:value-type="string">
            <text:p>sens_hirs2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6" office:value-type="string">
            <text:p>plat_noaa_12</text:p>
          </table:table-cell>
          <table:table-cell office:value-type="string">
            <text:p>hasSensor</text:p>
          </table:table-cell>
          <table:table-cell office:value-type="string">
            <text:p>sens_hirs2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6" office:value-type="string">
            <text:p>plat_noaa_13</text:p>
          </table:table-cell>
          <table:table-cell office:value-type="string">
            <text:p>hasSensor</text:p>
          </table:table-cell>
          <table:table-cell office:value-type="string">
            <text:p>sens_hirs2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6" office:value-type="string">
            <text:p>plat_noaa_14</text:p>
          </table:table-cell>
          <table:table-cell office:value-type="string">
            <text:p>hasSensor</text:p>
          </table:table-cell>
          <table:table-cell office:value-type="string">
            <text:p>sens_hirs2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6" office:value-type="string">
            <text:p>plat_tiros_n</text:p>
          </table:table-cell>
          <table:table-cell office:value-type="string">
            <text:p>hasSensor</text:p>
          </table:table-cell>
          <table:table-cell office:value-type="string">
            <text:p>sens_hirs2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6" office:value-type="string">
            <text:p>plat_noaa_6</text:p>
          </table:table-cell>
          <table:table-cell office:value-type="string">
            <text:p>hasSensor</text:p>
          </table:table-cell>
          <table:table-cell office:value-type="string">
            <text:p>sens_hirs2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6" office:value-type="string">
            <text:p>plat_noaa_7</text:p>
          </table:table-cell>
          <table:table-cell office:value-type="string">
            <text:p>hasSensor</text:p>
          </table:table-cell>
          <table:table-cell office:value-type="string">
            <text:p>sens_hirs2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6" office:value-type="string">
            <text:p>plat_noaa_15</text:p>
          </table:table-cell>
          <table:table-cell office:value-type="string">
            <text:p>hasSensor</text:p>
          </table:table-cell>
          <table:table-cell office:value-type="string">
            <text:p>sens_hirs3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6" office:value-type="string">
            <text:p>plat_noaa_16</text:p>
          </table:table-cell>
          <table:table-cell office:value-type="string">
            <text:p>hasSensor</text:p>
          </table:table-cell>
          <table:table-cell office:value-type="string">
            <text:p>sens_hirs3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6" office:value-type="string">
            <text:p>plat_noaa_17</text:p>
          </table:table-cell>
          <table:table-cell office:value-type="string">
            <text:p>hasSensor</text:p>
          </table:table-cell>
          <table:table-cell office:value-type="string">
            <text:p>sens_hirs3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6" office:value-type="string">
            <text:p>plat_noaa_18</text:p>
          </table:table-cell>
          <table:table-cell office:value-type="string">
            <text:p>hasSensor</text:p>
          </table:table-cell>
          <table:table-cell office:value-type="string">
            <text:p>sens_hirs4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6" office:value-type="string">
            <text:p>plat_noaa_19</text:p>
          </table:table-cell>
          <table:table-cell office:value-type="string">
            <text:p>hasSensor</text:p>
          </table:table-cell>
          <table:table-cell office:value-type="string">
            <text:p>sens_hirs4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table:style-name="ce6" office:value-type="string">
            <text:p>plat_metOpB</text:p>
          </table:table-cell>
          <table:table-cell office:value-type="string">
            <text:p>hasSensor</text:p>
          </table:table-cell>
          <table:table-cell office:value-type="string">
            <text:p>sens_hirs4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office:value-type="string">
            <text:p>plat_sentinel1b</text:p>
          </table:table-cell>
          <table:table-cell office:value-type="string">
            <text:p>hasSensor</text:p>
          </table:table-cell>
          <table:table-cell office:value-type="string">
            <text:p>sens_sarcS1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office:value-type="string">
            <text:p>plat_alos-2</text:p>
          </table:table-cell>
          <table:table-cell office:value-type="string">
            <text:p>hasSensor</text:p>
          </table:table-cell>
          <table:table-cell office:value-type="string">
            <text:p>sens_palsar2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office:value-type="string">
            <text:p>plat_smap</text:p>
          </table:table-cell>
          <table:table-cell office:value-type="string">
            <text:p>hasSensor</text:p>
          </table:table-cell>
          <table:table-cell office:value-type="string">
            <text:p>sens_smap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office:value-type="string">
            <text:p>plat_jason3</text:p>
          </table:table-cell>
          <table:table-cell office:value-type="string">
            <text:p>hasSensor</text:p>
          </table:table-cell>
          <table:table-cell office:value-type="string">
            <text:p>sens_poseidon3b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office:value-type="string">
            <text:p>plat_grace</text:p>
          </table:table-cell>
          <table:table-cell office:value-type="string">
            <text:p>hasSensor</text:p>
          </table:table-cell>
          <table:table-cell office:value-type="string">
            <text:p>sens_grace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office:value-type="string">
            <text:p>plat_sentinel2b</text:p>
          </table:table-cell>
          <table:table-cell office:value-type="string">
            <text:p>hasSensor</text:p>
          </table:table-cell>
          <table:table-cell office:value-type="string">
            <text:p>sens_msi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office:value-type="string">
            <text:p>plat_sentinel2a</text:p>
          </table:table-cell>
          <table:table-cell office:value-type="string">
            <text:p>hasSensor</text:p>
          </table:table-cell>
          <table:table-cell office:value-type="string">
            <text:p>sens_msi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office:value-type="string">
            <text:p>plat_sentinel1a</text:p>
          </table:table-cell>
          <table:table-cell office:value-type="string">
            <text:p>hasSensor</text:p>
          </table:table-cell>
          <table:table-cell office:value-type="string">
            <text:p>sens_sarcS1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office:value-type="string">
            <text:p>plat_probaV</text:p>
          </table:table-cell>
          <table:table-cell office:value-type="string">
            <text:p>hasSensor</text:p>
          </table:table-cell>
          <table:table-cell office:value-type="string">
            <text:p>sens_vegetationP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office:value-type="string">
            <text:p>plat_sac_d</text:p>
          </table:table-cell>
          <table:table-cell office:value-type="string">
            <text:p>hasSensor</text:p>
          </table:table-cell>
          <table:table-cell office:value-type="string">
            <text:p>sens_aquarius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office:value-type="string">
            <text:p>plat_sentinel5p</text:p>
          </table:table-cell>
          <table:table-cell office:value-type="string">
            <text:p>hasSensor</text:p>
          </table:table-cell>
          <table:table-cell office:value-type="string">
            <text:p>sens_tropomi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office:value-type="string">
            <text:p>plat_oco2</text:p>
          </table:table-cell>
          <table:table-cell office:value-type="string">
            <text:p>hasSensor</text:p>
          </table:table-cell>
          <table:table-cell office:value-type="string">
            <text:p>sens_oco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office:value-type="string">
            <text:p>plat_sentinel3a</text:p>
          </table:table-cell>
          <table:table-cell office:value-type="string">
            <text:p>hasSensor</text:p>
          </table:table-cell>
          <table:table-cell office:value-type="string">
            <text:p>sens_sral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office:value-type="string">
            <text:p>plat_sentinel3a</text:p>
          </table:table-cell>
          <table:table-cell office:value-type="string">
            <text:p>hasSensor</text:p>
          </table:table-cell>
          <table:table-cell office:value-type="string">
            <text:p>sens_olci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office:value-type="string">
            <text:p>plat_sentinel3a</text:p>
          </table:table-cell>
          <table:table-cell office:value-type="string">
            <text:p>hasSensor</text:p>
          </table:table-cell>
          <table:table-cell office:value-type="string">
            <text:p>sens_slstr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office:value-type="string">
            <text:p>plat_sentinel3b</text:p>
          </table:table-cell>
          <table:table-cell office:value-type="string">
            <text:p>hasSensor</text:p>
          </table:table-cell>
          <table:table-cell office:value-type="string">
            <text:p>sens_sral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office:value-type="string">
            <text:p>plat_sentinel3b</text:p>
          </table:table-cell>
          <table:table-cell office:value-type="string">
            <text:p>hasSensor</text:p>
          </table:table-cell>
          <table:table-cell office:value-type="string">
            <text:p>sens_olci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office:value-type="string">
            <text:p>plat_sentinel3b</text:p>
          </table:table-cell>
          <table:table-cell office:value-type="string">
            <text:p>hasSensor</text:p>
          </table:table-cell>
          <table:table-cell office:value-type="string">
            <text:p>sens_slstr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office:value-type="string">
            <text:p>plat_csk1</text:p>
          </table:table-cell>
          <table:table-cell office:value-type="string">
            <text:p>hasSensor</text:p>
          </table:table-cell>
          <table:table-cell office:value-type="string">
            <text:p>sens_sar2000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office:value-type="string">
            <text:p>plat_csk2</text:p>
          </table:table-cell>
          <table:table-cell office:value-type="string">
            <text:p>hasSensor</text:p>
          </table:table-cell>
          <table:table-cell office:value-type="string">
            <text:p>sens_sar2000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office:value-type="string">
            <text:p>plat_csk3</text:p>
          </table:table-cell>
          <table:table-cell office:value-type="string">
            <text:p>hasSensor</text:p>
          </table:table-cell>
          <table:table-cell office:value-type="string">
            <text:p>sens_sar2000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office:value-type="string">
            <text:p>plat_csk4</text:p>
          </table:table-cell>
          <table:table-cell office:value-type="string">
            <text:p>hasSensor</text:p>
          </table:table-cell>
          <table:table-cell office:value-type="string">
            <text:p>sens_sar2000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office:value-type="string">
            <text:p>plat_gpm</text:p>
          </table:table-cell>
          <table:table-cell office:value-type="string">
            <text:p>hasSensor</text:p>
          </table:table-cell>
          <table:table-cell office:value-type="string">
            <text:p>sens_gmi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office:value-type="string">
            <text:p>plat_FY-3A</text:p>
          </table:table-cell>
          <table:table-cell office:value-type="string">
            <text:p>hasSensor</text:p>
          </table:table-cell>
          <table:table-cell office:value-type="string">
            <text:p>sens_virr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office:value-type="string">
            <text:p>plat_FY-3B</text:p>
          </table:table-cell>
          <table:table-cell office:value-type="string">
            <text:p>hasSensor</text:p>
          </table:table-cell>
          <table:table-cell office:value-type="string">
            <text:p>sens_virr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office:value-type="string">
            <text:p>plat_FY-3C</text:p>
          </table:table-cell>
          <table:table-cell office:value-type="string">
            <text:p>hasSensor</text:p>
          </table:table-cell>
          <table:table-cell office:value-type="string">
            <text:p>sens_virr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office:value-type="string">
            <text:p>plat_himawari-7</text:p>
          </table:table-cell>
          <table:table-cell office:value-type="string">
            <text:p>hasSensor</text:p>
          </table:table-cell>
          <table:table-cell office:value-type="string">
            <text:p>sens_imagerMtsat2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office:value-type="string">
            <text:p>plat_nimbus5</text:p>
          </table:table-cell>
          <table:table-cell office:value-type="string">
            <text:p>hasSensor</text:p>
          </table:table-cell>
          <table:table-cell office:value-type="string">
            <text:p>sens_emsrNim5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office:value-type="string">
            <text:p>plat_nimbus6</text:p>
          </table:table-cell>
          <table:table-cell office:value-type="string">
            <text:p>hasSensor</text:p>
          </table:table-cell>
          <table:table-cell office:value-type="string">
            <text:p>sens_emsrNim6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>
          <table:table-cell office:value-type="string">
            <text:p>plat_gosat-2</text:p>
          </table:table-cell>
          <table:table-cell office:value-type="string">
            <text:p>hasSensor</text:p>
          </table:table-cell>
          <table:table-cell office:value-type="string">
            <text:p>sens_tansoFts2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3">
          <table:table-cell office:value-type="string">
            <text:p>plat_sentinel6a</text:p>
          </table:table-cell>
          <table:table-cell office:value-type="string">
            <text:p>hasSensor</text:p>
          </table:table-cell>
          <table:table-cell office:value-type="string">
            <text:p>sens_poseidon4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3">
          <table:table-cell office:value-type="string">
            <text:p>plat_sentinel6b</text:p>
          </table:table-cell>
          <table:table-cell office:value-type="string">
            <text:p>hasSensor</text:p>
          </table:table-cell>
          <table:table-cell office:value-type="string">
            <text:p>sens_poseidon4</text:p>
          </table:table-cell>
          <table:table-cell office:value-type="string">
            <text:p>hasPlatform</text:p>
          </table:table-cell>
          <table:table-cell table:number-columns-repeated="60"/>
        </table:table-row>
        <table:table-row table:style-name="ro2" table:number-rows-repeated="104838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1">
        <table:table-column table:style-name="co5" table:number-columns-repeated="1023" table:default-cell-style-name="ce8"/>
        <table:table-column table:style-name="co6" table:default-cell-style-name="ce8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5" table:number-columns-repeated="1023" table:default-cell-style-name="ce8"/>
        <table:table-column table:style-name="co6" table:default-cell-style-name="ce8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0" table:target-range-address="Sheet1.A1:Sheet1.AMJ1048562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 Unicode MS" svg:font-family="'Arial Unicode MS'"/>
    <style:font-face style:name="Calibri1" svg:font-family="Calibri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8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8104P0"/>
    </number:currency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style:text-properties fo:color="#ff0000"/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10P0" style:volatile="true">
      <number:text>£</number:text>
      <number:number number:decimal-places="2" number:min-integer-digits="1" number:grouping="true"/>
    </number:number-style>
    <number:number-style style:name="N110">
      <number:text>-£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style:text-properties fo:color="#ff0000"/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£</number:text>
      <number:number number:decimal-places="0" number:min-integer-digits="1" number:grouping="true"/>
      <number:text> </number:text>
    </number:number-style>
    <number:number-style style:name="N123P1" style:volatile="true">
      <number:text>-£</number:text>
      <number:number number:decimal-places="0" number:min-integer-digits="1" number:grouping="true"/>
      <number:text> </number:text>
    </number:number-style>
    <number:number-style style:name="N123P2" style:volatile="true">
      <number:text> £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-</number:text>
      <number:number number:decimal-places="2" number:min-integer-digits="1" number:grouping="true"/>
      <number:text> </number:text>
    </number:number-style>
    <number:number-style style:name="N127P2" style:volatile="true">
      <number:text>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£</number:text>
      <number:number number:decimal-places="2" number:min-integer-digits="1" number:grouping="true"/>
      <number:text> </number:text>
    </number:number-style>
    <number:number-style style:name="N131P1" style:volatile="true">
      <number:text>-£</number:text>
      <number:number number:decimal-places="2" number:min-integer-digits="1" number:grouping="true"/>
      <number:text> </number:text>
    </number:number-style>
    <number:number-style style:name="N131P2" style:volatile="true">
      <number:text> £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1" number:min-exponent-digits="1"/>
    </number:number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8107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GB">
      <number:day number:style="long"/>
      <number:text>-</number:text>
      <number:month number:textual="true"/>
    </number:date-style>
    <number:date-style style:name="N8109" number:language="en" number:country="GB">
      <number:month number:textual="true"/>
      <number:text>-</number:text>
      <number:year/>
    </number:date-style>
    <number:time-style style:name="N8110" number:language="en" number:country="GB">
      <number:hours/>
      <number:text>:</number:text>
      <number:minutes number:style="long"/>
      <number:text> </number:text>
      <number:am-pm/>
    </number:time-style>
    <number:time-style style:name="N8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Calibri" fo:font-size="11pt" style:font-name-asian="Calibri1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26cm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88cm solid #333399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88cm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62cm solid #33cccc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71cm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26cm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style:diagonal-bl-tr="none" style:diagonal-tl-br="none" fo:border="none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26cm solid #c0c0c0" fo:padding="0.071cm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26cm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71cm"/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026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5">05/02/2024</text:date>, <text:time>11:5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initial-creator>Authorised User</meta:initial-creator>
    <meta:creation-date>2015-10-29T15:32:23Z</meta:creation-date>
    <dc:date>2024-02-05T11:54:51.72</dc:date>
    <meta:editing-cycles>133</meta:editing-cycles>
    <meta:editing-duration>PT8H37M53S</meta:editing-duration>
    <meta:document-statistic meta:table-count="3" meta:cell-count="775" meta:object-count="0"/>
  </office:meta>
</office:document-meta>
</file>